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2562 (99,72%)</text:p>
          </table:table-cell>
          <table:table-cell office:value-type="string" calcext:value-type="string">
            <text:p>35 (0,28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12567" calcext:value-type="float">
            <text:p>1256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2567 (99,76%)</text:p>
          </table:table-cell>
          <table:table-cell office:value-type="string" calcext:value-type="string">
            <text:p>30 (0,24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2562 (99,72%)</text:p>
          </table:table-cell>
          <table:table-cell office:value-type="string" calcext:value-type="string">
            <text:p>35 (0,28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12554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2559 (99,7%)</text:p>
          </table:table-cell>
          <table:table-cell office:value-type="string" calcext:value-type="string">
            <text:p>38 (0,3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2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2556 (99,67%)</text:p>
          </table:table-cell>
          <table:table-cell office:value-type="string" calcext:value-type="string">
            <text:p>41 (0,33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12559 (99,69%)</text:p>
          </table:table-cell>
          <table:table-cell office:value-type="string" calcext:value-type="string">
            <text:p>39 (0,31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2560 (99,7%)</text:p>
          </table:table-cell>
          <table:table-cell office:value-type="string" calcext:value-type="string">
            <text:p>38 (0,3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3" calcext:value-type="float">
            <text:p>1256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2563 (99,72%)</text:p>
          </table:table-cell>
          <table:table-cell office:value-type="string" calcext:value-type="string">
            <text:p>35 (0,28%)</text:p>
          </table:table-cell>
        </table:table-row>
        <table:table-row table:style-name="ro1">
          <table:table-cell/>
          <table:table-cell table:formula="of:=AVERAGE([.B2:.B11])" office:value-type="float" office:value="99.698" calcext:value-type="float">
            <text:p>99,698</text:p>
          </table:table-cell>
          <table:table-cell table:formula="of:=AVERAGE([.C2:.C11])" office:value-type="float" office:value="0.302" calcext:value-type="float">
            <text:p>0,30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83" calcext:value-type="float">
            <text:p>67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681" calcext:value-type="float">
            <text:p>66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601" calcext:value-type="float">
            <text:p>6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5" calcext:value-type="float">
            <text:p>6715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  <table:table-cell table:number-columns-repeated="2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52" calcext:value-type="float">
            <text:p>67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755" calcext:value-type="float">
            <text:p>6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0:07:49.456745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7-12-14T00:17:06.225826047</dc:date>
    <meta:editing-duration>PT15M5S</meta:editing-duration>
    <meta:editing-cycles>2</meta:editing-cycles>
    <meta:generator>LibreOffice/5.1.6.2$Linux_X86_64 LibreOffice_project/10m0$Build-2</meta:generator>
    <meta:document-statistic meta:table-count="1" meta:cell-count="139" meta:object-count="0"/>
  </office:meta>
</office:document-meta>
</file>